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20ec9"/>
    </style:style>
    <style:style style:name="P2" style:family="paragraph" style:parent-style-name="Text_20_body">
      <style:text-properties officeooo:rsid="0013d88d" officeooo:paragraph-rsid="00120ec9"/>
    </style:style>
    <style:style style:name="P3" style:family="paragraph" style:parent-style-name="Title">
      <style:text-properties officeooo:rsid="00120ec9" officeooo:paragraph-rsid="00120ec9"/>
    </style:style>
    <style:style style:name="P4" style:family="paragraph" style:parent-style-name="Text_20_body" style:list-style-name="L1">
      <style:text-properties officeooo:rsid="00120ec9" officeooo:paragraph-rsid="00120ec9"/>
    </style:style>
    <style:style style:name="P5" style:family="paragraph" style:parent-style-name="Text_20_body" style:list-style-name="L2">
      <style:text-properties officeooo:rsid="00120ec9" officeooo:paragraph-rsid="00120ec9"/>
    </style:style>
    <style:style style:name="P6" style:family="paragraph" style:parent-style-name="Text_20_body" style:list-style-name="L3">
      <style:text-properties officeooo:rsid="00120ec9" officeooo:paragraph-rsid="00120ec9"/>
    </style:style>
    <style:style style:name="P7" style:family="paragraph" style:parent-style-name="Text_20_body" style:list-style-name="L4">
      <style:text-properties officeooo:rsid="0013d88d" officeooo:paragraph-rsid="0013d88d"/>
    </style:style>
    <style:style style:name="P8" style:family="paragraph" style:parent-style-name="Text_20_body" style:list-style-name="L4">
      <style:text-properties officeooo:rsid="0013d88d" officeooo:paragraph-rsid="00172fd6"/>
    </style:style>
    <style:style style:name="P9" style:family="paragraph" style:parent-style-name="Text_20_body" style:list-style-name="L4">
      <style:text-properties officeooo:rsid="0014fe33" officeooo:paragraph-rsid="0014fe33"/>
    </style:style>
    <style:style style:name="P10" style:family="paragraph" style:parent-style-name="Text_20_body" style:list-style-name="L4">
      <style:text-properties officeooo:rsid="00172fd6" officeooo:paragraph-rsid="00172fd6"/>
    </style:style>
    <style:style style:name="P11" style:family="paragraph" style:parent-style-name="Text_20_body" style:list-style-name="L5">
      <style:text-properties officeooo:rsid="001941e4" officeooo:paragraph-rsid="001941e4"/>
    </style:style>
    <style:style style:name="P12" style:family="paragraph" style:parent-style-name="Text_20_body" style:list-style-name="L5">
      <style:text-properties officeooo:rsid="001a5b29" officeooo:paragraph-rsid="001a5b29"/>
    </style:style>
    <style:style style:name="P13" style:family="paragraph" style:parent-style-name="Text_20_body">
      <style:text-properties fo:font-size="16.1000003814697pt" fo:font-weight="bold" officeooo:rsid="001c549b" officeooo:paragraph-rsid="001c549b" style:font-size-asian="14.0500001907349pt" style:font-weight-asian="bold" style:font-size-complex="16.1000003814697pt" style:font-weight-complex="bold"/>
    </style:style>
    <style:style style:name="P14" style:family="paragraph" style:parent-style-name="Text_20_body">
      <style:text-properties fo:font-size="16.1000003814697pt" fo:font-weight="bold" officeooo:rsid="00205ce3" officeooo:paragraph-rsid="00205ce3" style:font-size-asian="14.0500001907349pt" style:font-weight-asian="bold" style:font-size-complex="16.1000003814697pt" style:font-weight-complex="bold"/>
    </style:style>
    <style:style style:name="P15" style:family="paragraph" style:parent-style-name="Text_20_body" style:list-style-name="L8">
      <style:text-properties fo:font-size="12pt" fo:font-weight="normal" officeooo:rsid="001c549b" officeooo:paragraph-rsid="001c549b" style:font-size-asian="10.5pt" style:font-weight-asian="normal" style:font-size-complex="12pt" style:font-weight-complex="normal"/>
    </style:style>
    <style:style style:name="P16" style:family="paragraph" style:parent-style-name="Text_20_body" style:list-style-name="L8">
      <style:text-properties fo:font-size="12pt" fo:font-weight="normal" officeooo:rsid="001ef1a8" officeooo:paragraph-rsid="001ef1a8" style:font-size-asian="10.5pt" style:font-weight-asian="normal" style:font-size-complex="12pt" style:font-weight-complex="normal"/>
    </style:style>
    <style:style style:name="P17" style:family="paragraph" style:parent-style-name="Text_20_body" style:list-style-name="L8">
      <style:text-properties fo:font-size="12pt" fo:font-weight="normal" officeooo:rsid="001fa2cc" officeooo:paragraph-rsid="001fa2cc" style:font-size-asian="10.5pt" style:font-weight-asian="normal" style:font-size-complex="12pt" style:font-weight-complex="normal"/>
    </style:style>
    <style:style style:name="P18" style:family="paragraph" style:parent-style-name="Text_20_body" style:list-style-name="L9">
      <style:text-properties fo:font-size="12pt" fo:font-weight="normal" officeooo:rsid="00205ce3" officeooo:paragraph-rsid="00205ce3" style:font-size-asian="10.5pt" style:font-weight-asian="normal" style:font-size-complex="12pt" style:font-weight-complex="normal"/>
    </style:style>
    <style:style style:name="P19" style:family="paragraph" style:parent-style-name="Text_20_body" style:list-style-name="L9">
      <style:text-properties fo:font-size="12pt" fo:font-weight="normal" officeooo:rsid="002109cf" officeooo:paragraph-rsid="002109cf" style:font-size-asian="10.5pt" style:font-weight-asian="normal" style:font-size-complex="12pt" style:font-weight-complex="normal"/>
    </style:style>
    <style:style style:name="P20" style:family="paragraph" style:parent-style-name="Text_20_body" style:list-style-name="L9">
      <style:text-properties fo:font-size="12pt" fo:font-weight="normal" officeooo:rsid="0022aaaa" officeooo:paragraph-rsid="0022aaaa" style:font-size-asian="10.5pt" style:font-weight-asian="normal" style:font-size-complex="12pt" style:font-weight-complex="normal"/>
    </style:style>
    <style:style style:name="P21" style:family="paragraph" style:parent-style-name="Text_20_body" style:list-style-name="L8">
      <style:text-properties officeooo:rsid="001fa2cc" officeooo:paragraph-rsid="001fa2cc"/>
    </style:style>
    <style:style style:name="P22" style:family="paragraph" style:parent-style-name="Heading" style:list-style-name="L5">
      <style:text-properties officeooo:rsid="001a5b29" officeooo:paragraph-rsid="001a5b29"/>
    </style:style>
    <style:style style:name="P23" style:family="paragraph" style:parent-style-name="Heading_20_1">
      <style:text-properties officeooo:rsid="00120ec9" officeooo:paragraph-rsid="00120ec9"/>
    </style:style>
    <style:style style:name="P24" style:family="paragraph" style:parent-style-name="Heading_20_1">
      <style:text-properties officeooo:paragraph-rsid="00172fd6"/>
    </style:style>
    <style:style style:name="P25" style:family="paragraph" style:parent-style-name="Heading_20_2">
      <style:text-properties officeooo:rsid="001941e4" officeooo:paragraph-rsid="001941e4"/>
    </style:style>
    <style:style style:name="T1" style:family="text">
      <style:text-properties officeooo:rsid="0016f2ba"/>
    </style:style>
    <style:style style:name="T2" style:family="text">
      <style:text-properties officeooo:rsid="0018ad4f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officeooo:rsid="002109cf"/>
    </style:style>
    <style:style style:name="T5" style:family="text">
      <style:text-properties officeooo:rsid="0022aaa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er Interfaces</text:p>
      <text:h text:style-name="P23" text:outline-level="1">Allgemein</text:h>
      <text:list xml:id="list9205470016032084245" text:style-name="L1">
        <text:list-item>
          <text:p text:style-name="P4">Bindeglied zwischen User und System</text:p>
        </text:list-item>
        <text:list-item>
          <text:p text:style-name="P4">Benutzer unterstützen</text:p>
        </text:list-item>
        <text:list-item>
          <text:p text:style-name="P4">Fehler erlauben und abfangen</text:p>
        </text:list-item>
        <text:list-item>
          <text:p text:style-name="P4">Benutzer soll sich wohlfühlen (ästhetisch, Standards)</text:p>
        </text:list-item>
        <text:list-item>
          <text:p text:style-name="P4">Konsistent (Verschiedene Masken ähnlich, gewöhnbar)</text:p>
        </text:list-item>
        <text:list-item>
          <text:p text:style-name="P4">Gleiche Befehle → gleiche Aktionen</text:p>
        </text:list-item>
        <text:list-item>
          <text:p text:style-name="P4">Gefährliche Aktionen werden hinterfragt (unwiderrufliche Aktionen)</text:p>
        </text:list-item>
        <text:list-item>
          <text:p text:style-name="P4">Sache rückgängig machen</text:p>
        </text:list-item>
      </text:list>
      <text:h text:style-name="Heading_20_2" text:outline-level="2">Elemente(Momentan)</text:h>
      <text:list xml:id="list154752036475636" text:continue-numbering="true" text:style-name="L1">
        <text:list-item>
          <text:p text:style-name="P4">Fenster</text:p>
        </text:list-item>
        <text:list-item>
          <text:p text:style-name="P4">Icons</text:p>
        </text:list-item>
        <text:list-item>
          <text:p text:style-name="P4">Menüs</text:p>
        </text:list-item>
        <text:list-item>
          <text:p text:style-name="P4">Formulare</text:p>
        </text:list-item>
      </text:list>
      <text:h text:style-name="Heading_20_2" text:outline-level="2">Eingabe</text:h>
      <text:list xml:id="list1431946453837048793" text:style-name="L2">
        <text:list-item>
          <text:p text:style-name="P5">Buttons</text:p>
        </text:list-item>
        <text:list-item>
          <text:p text:style-name="P5">Tastatur</text:p>
        </text:list-item>
        <text:list-item>
          <text:p text:style-name="P5">Maus</text:p>
        </text:list-item>
        <text:list-item>
          <text:p text:style-name="P5">Touchscreen</text:p>
        </text:list-item>
        <text:list-item>
          <text:p text:style-name="P5">Sprache</text:p>
        </text:list-item>
      </text:list>
      <text:h text:style-name="Heading_20_2" text:outline-level="2">Ausgabe</text:h>
      <text:list xml:id="list2047115186394340089" text:style-name="L3">
        <text:list-item>
          <text:p text:style-name="P6">Forms</text:p>
        </text:list-item>
        <text:list-item>
          <text:p text:style-name="P6">Zeiger</text:p>
        </text:list-item>
      </text:list>
      <text:p text:style-name="P1"/>
      <text:p text:style-name="P2"/>
      <text:h text:style-name="P24" text:outline-level="1"><text:soft-page-break/>Das Bewusstsein</text:h>
      <text:h text:style-name="Heading_20_2" text:outline-level="2">Denkmuster</text:h>
      <text:list xml:id="list703823433713041683" text:style-name="L4">
        <text:list-item>
          <text:p text:style-name="P7">Semantisches Netz</text:p>
        </text:list-item>
        <text:list-item>
          <text:p text:style-name="P8">Auf Erfahrung basierendes Netz</text:p>
        </text:list-item>
      </text:list>
      <text:h text:style-name="Heading_20_2" text:outline-level="2">Metaphern</text:h>
      <text:list xml:id="list154753473578821" text:continue-numbering="true" text:style-name="L4">
        <text:list-item>
          <text:p text:style-name="P9">neue Technologien → Suche nach ähnlichen Sachen <text:span text:style-name="T1">aus Leben</text:span></text:p>
        </text:list-item>
        <text:list-item>
          <text:p text:style-name="P10"><text:span text:style-name="T2">Grafisch (</text:span>Tür → Exit<text:span text:style-name="T2">)</text:span></text:p>
        </text:list-item>
        <text:list-item>
          <text:p text:style-name="P10">Weg (man geht in Menü)</text:p>
        </text:list-item>
      </text:list>
      <text:h text:style-name="P25" text:outline-level="2">Arten der Interaktion</text:h>
      <text:list xml:id="list4667782117414461746" text:style-name="L5">
        <text:list-item>
          <text:p text:style-name="P11">Aktion-Objekt (Benutzer wird geleitet)</text:p>
        </text:list-item>
        <text:list-item>
          <text:p text:style-name="P11">Objekt-Aktion (Benutzer kann frei handeln)</text:p>
          <text:p text:style-name="P22">Hilfsmittel der Interaktion</text:p>
          <text:list>
            <text:list-item>
              <text:p text:style-name="P12">Mauszeiger</text:p>
            </text:list-item>
            <text:list-item>
              <text:p text:style-name="P12">Tastenkürzel</text:p>
            </text:list-item>
            <text:list-item>
              <text:p text:style-name="P12">Touchscreens </text:p>
            </text:list-item>
          </text:list>
        </text:list-item>
      </text:list>
      <text:p text:style-name="P13">Interaktionsmodelle</text:p>
      <text:list xml:id="list2521950479858013519" text:style-name="L8">
        <text:list-item>
          <text:p text:style-name="P15">Kommandozeile</text:p>
        </text:list-item>
        <text:list-item>
          <text:p text:style-name="P15">Form Filling (eingaben verschiedenster Art mit Buttons, leicht grafische Oberfläche)</text:p>
        </text:list-item>
        <text:list-item>
          <text:p text:style-name="P16">Menü (besteht aus mehreren Optionen oder Symbolen und diese werden dem Benutzer angezeigt)</text:p>
          <text:list>
            <text:list-item>
              <text:p text:style-name="P17">Explizites Menü → Fixe Position am Fenster</text:p>
            </text:list-item>
            <text:list-item>
              <text:p text:style-name="P17">Implizites Menü → kann an einer beliebigen Position auftauchen. (Pop-up Menü)</text:p>
              <text:list>
                <text:list-item>
                  <text:p text:style-name="P17">Nicht ständig sichtbar</text:p>
                </text:list-item>
                <text:list-item>
                  <text:p text:style-name="P21"><text:span text:style-name="T3">weisen stark auf eine Objekt-Aktion Interaktion hin.</text:span></text:p>
                </text:list-item>
              </text:list>
            </text:list-item>
          </text:list>
        </text:list-item>
      </text:list>
      <text:p text:style-name="P14">Kontrollstrukturen</text:p>
      <text:list xml:id="list651654493406385671" text:style-name="L9">
        <text:list-item>
          <text:p text:style-name="P18">Drop-Down Menü</text:p>
        </text:list-item>
        <text:list-item>
          <text:p text:style-name="P18"><text:s/><text:span text:style-name="T4">Symbol-Leisten → enthält Symbole welche Aktionen ausführen</text:span></text:p>
        </text:list-item>
        <text:list-item>
          <text:p text:style-name="P19"><text:soft-page-break/>Optionsschaltflächen (Checkboxen[erlauben Mehrfachauswahl], Radiobutton[entweder oder Operation, treten meistens in Gruppen auf]<text:span text:style-name="T5">)</text:span></text:p>
        </text:list-item>
        <text:list-item>
          <text:p text:style-name="P20">Dialogfenster</text:p>
          <text:list>
            <text:list-item>
              <text:p text:style-name="P20">Modale(Ohne Eingabe kann nicht weitergemacht werden)</text:p>
            </text:list-item>
            <text:list-item>
              <text:p text:style-name="P20">nicht Modale(man kann ohne Eingabe weitermachen)</text:p>
            </text:list-item>
            <text:list-item>
              <text:p text:style-name="P20">Klassifikation nach Funktion:</text:p>
              <text:list>
                <text:list-item>
                  <text:p text:style-name="P20">Informative Dialogfenster(weisen auf etwas nicht schlimmes hin)</text:p>
                </text:list-item>
                <text:list-item>
                  <text:p text:style-name="P20">Interaktive Dialogfenster(Benutzer muss Entscheidung treffen)</text:p>
                </text:list-item>
                <text:list-item>
                  <text:p text:style-name="P20">Warnungen</text:p>
                </text:list-item>
                <text:list-item>
                  <text:p text:style-name="P20">Fehler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1:48:16.861568593</meta:creation-date>
    <dc:date>2016-09-28T15:47:51.401131201</dc:date>
    <meta:editing-duration>PT28M23S</meta:editing-duration>
    <meta:editing-cycles>9</meta:editing-cycles>
    <meta:generator>LibreOffice/5.1.4.2$Linux_X86_64 LibreOffice_project/10m0$Build-2</meta:generator>
    <meta:document-statistic meta:table-count="0" meta:image-count="0" meta:object-count="0" meta:page-count="3" meta:paragraph-count="59" meta:word-count="251" meta:character-count="1733" meta:non-whitespace-character-count="1587"/>
  </office:meta>
</office:document-meta>
</file>